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be59" officeooo:paragraph-rsid="001abe59"/>
    </style:style>
    <style:style style:name="P2" style:family="paragraph" style:parent-style-name="Standard">
      <style:paragraph-properties fo:text-align="center" style:justify-single-word="false"/>
      <style:text-properties officeooo:rsid="001b5d25" officeooo:paragraph-rsid="001b5d25"/>
    </style:style>
    <style:style style:name="P3" style:family="paragraph" style:parent-style-name="Standard">
      <style:paragraph-properties fo:text-align="start" style:justify-single-word="false"/>
      <style:text-properties officeooo:rsid="001b5d25" officeooo:paragraph-rsid="001b5d25"/>
    </style:style>
    <style:style style:name="P4" style:family="paragraph" style:parent-style-name="Standard">
      <style:paragraph-properties fo:text-align="start" style:justify-single-word="false"/>
      <style:text-properties officeooo:rsid="001bf0cc" officeooo:paragraph-rsid="001bf0cc"/>
    </style:style>
    <style:style style:name="P5" style:family="paragraph" style:parent-style-name="Standard" style:list-style-name="L1">
      <style:paragraph-properties fo:text-align="start" style:justify-single-word="false"/>
      <style:text-properties officeooo:rsid="001bf0cc" officeooo:paragraph-rsid="001bf0cc"/>
    </style:style>
    <style:style style:name="P6" style:family="paragraph" style:parent-style-name="Standard" style:list-style-name="L3">
      <style:paragraph-properties fo:text-align="start" style:justify-single-word="false"/>
      <style:text-properties officeooo:rsid="001bf0cc" officeooo:paragraph-rsid="001bf0cc"/>
    </style:style>
    <style:style style:name="P7" style:family="paragraph" style:parent-style-name="Standard">
      <style:paragraph-properties fo:text-align="start" style:justify-single-word="false"/>
      <style:text-properties officeooo:rsid="001bf0cc" officeooo:paragraph-rsid="002775a0"/>
    </style:style>
    <style:style style:name="P8" style:family="paragraph" style:parent-style-name="Standard">
      <style:paragraph-properties fo:text-align="start" style:justify-single-word="false"/>
      <style:text-properties officeooo:rsid="001bf0cc" officeooo:paragraph-rsid="00295ad6"/>
    </style:style>
    <style:style style:name="P9" style:family="paragraph" style:parent-style-name="Standard" style:list-style-name="L4">
      <style:paragraph-properties fo:text-align="start" style:justify-single-word="false"/>
      <style:text-properties fo:font-weight="normal" officeooo:rsid="001d80c2" officeooo:paragraph-rsid="00295ad6" style:font-weight-asian="normal" style:font-weight-complex="normal"/>
    </style:style>
    <style:style style:name="P10" style:family="paragraph" style:parent-style-name="Standard" style:list-style-name="L4">
      <style:paragraph-properties fo:text-align="start" style:justify-single-word="false"/>
      <style:text-properties fo:font-weight="normal" officeooo:rsid="001f5ba8" officeooo:paragraph-rsid="00295ad6" style:font-weight-asian="normal" style:font-weight-complex="normal"/>
    </style:style>
    <style:style style:name="P11" style:family="paragraph" style:parent-style-name="Standard" style:list-style-name="L4">
      <style:paragraph-properties fo:text-align="start" style:justify-single-word="false"/>
      <style:text-properties fo:font-weight="normal" officeooo:rsid="00203925" officeooo:paragraph-rsid="00295ad6" style:font-weight-asian="normal" style:font-weight-complex="normal"/>
    </style:style>
    <style:style style:name="P12" style:family="paragraph" style:parent-style-name="Standard" style:list-style-name="L12">
      <style:paragraph-properties fo:text-align="start" style:justify-single-word="false"/>
      <style:text-properties fo:font-weight="normal" officeooo:rsid="002bad3c" officeooo:paragraph-rsid="002bad3c" style:font-weight-asian="normal" style:font-weight-complex="normal"/>
    </style:style>
    <style:style style:name="P13" style:family="paragraph" style:parent-style-name="Standard">
      <style:paragraph-properties fo:text-align="start" style:justify-single-word="false"/>
      <style:text-properties fo:font-weight="normal" officeooo:rsid="002bad3c" officeooo:paragraph-rsid="002bad3c" style:font-weight-asian="normal" style:font-weight-complex="normal"/>
    </style:style>
    <style:style style:name="P14" style:family="paragraph" style:parent-style-name="Standard" style:list-style-name="L11">
      <style:paragraph-properties fo:text-align="start" style:justify-single-word="false"/>
      <style:text-properties fo:font-weight="normal" officeooo:rsid="002bad3c" officeooo:paragraph-rsid="002bad3c" style:font-weight-asian="normal" style:font-weight-complex="normal"/>
    </style:style>
    <style:style style:name="P15" style:family="paragraph" style:parent-style-name="Standard" style:list-style-name="L1">
      <style:paragraph-properties fo:text-align="start" style:justify-single-word="false"/>
      <style:text-properties officeooo:paragraph-rsid="001bf0cc"/>
    </style:style>
    <style:style style:name="P16" style:family="paragraph" style:parent-style-name="Standard">
      <style:paragraph-properties fo:text-align="start" style:justify-single-word="false"/>
      <style:text-properties officeooo:paragraph-rsid="001bf0cc"/>
    </style:style>
    <style:style style:name="P17" style:family="paragraph" style:parent-style-name="Standard" style:list-style-name="L3">
      <style:paragraph-properties fo:text-align="start" style:justify-single-word="false"/>
      <style:text-properties officeooo:paragraph-rsid="001bf0cc"/>
    </style:style>
    <style:style style:name="P18" style:family="paragraph" style:parent-style-name="Standard" style:list-style-name="L4">
      <style:paragraph-properties fo:text-align="start" style:justify-single-word="false"/>
      <style:text-properties officeooo:rsid="00203925" officeooo:paragraph-rsid="00295ad6"/>
    </style:style>
    <style:style style:name="P19" style:family="paragraph" style:parent-style-name="Standard" style:list-style-name="L4">
      <style:paragraph-properties fo:text-align="start" style:justify-single-word="false"/>
      <style:text-properties officeooo:rsid="002209d6" officeooo:paragraph-rsid="00295ad6"/>
    </style:style>
    <style:style style:name="P20" style:family="paragraph" style:parent-style-name="Standard" style:list-style-name="L4">
      <style:paragraph-properties fo:text-align="start" style:justify-single-word="false"/>
      <style:text-properties officeooo:rsid="002319c5" officeooo:paragraph-rsid="00295ad6"/>
    </style:style>
    <style:style style:name="P21" style:family="paragraph" style:parent-style-name="Standard" style:list-style-name="L4">
      <style:paragraph-properties fo:text-align="start" style:justify-single-word="false"/>
      <style:text-properties officeooo:rsid="002421c1" officeooo:paragraph-rsid="00295ad6"/>
    </style:style>
    <style:style style:name="P22" style:family="paragraph" style:parent-style-name="Standard" style:list-style-name="L4">
      <style:paragraph-properties fo:text-align="start" style:justify-single-word="false"/>
      <style:text-properties officeooo:rsid="00259461" officeooo:paragraph-rsid="00295ad6"/>
    </style:style>
    <style:style style:name="P23" style:family="paragraph" style:parent-style-name="Standard" style:list-style-name="L4">
      <style:paragraph-properties fo:text-align="start" style:justify-single-word="false"/>
      <style:text-properties officeooo:rsid="002775a0" officeooo:paragraph-rsid="00295ad6"/>
    </style:style>
    <style:style style:name="P24" style:family="paragraph" style:parent-style-name="Standard" style:list-style-name="L1">
      <style:paragraph-properties fo:text-align="start" style:justify-single-word="false"/>
      <style:text-properties officeooo:rsid="002aa39d" officeooo:paragraph-rsid="002aa39d"/>
    </style:style>
    <style:style style:name="P25" style:family="paragraph" style:parent-style-name="Standard">
      <style:paragraph-properties fo:text-align="start" style:justify-single-word="false"/>
      <style:text-properties officeooo:rsid="002aa39d" officeooo:paragraph-rsid="002aa39d"/>
    </style:style>
    <style:style style:name="T1" style:family="text">
      <style:text-properties officeooo:rsid="001bf0cc"/>
    </style:style>
    <style:style style:name="T2" style:family="text">
      <style:text-properties fo:font-weight="bold" style:font-weight-asian="bold" style:font-weight-complex="bold"/>
    </style:style>
    <style:style style:name="T3" style:family="text">
      <style:text-properties fo:font-weight="bold" officeooo:rsid="001bf0cc" style:font-weight-asian="bold" style:font-weight-complex="bold"/>
    </style:style>
    <style:style style:name="T4" style:family="text">
      <style:text-properties fo:font-weight="bold" officeooo:rsid="002bad3c" style:font-weight-asian="bold" style:font-weight-complex="bold"/>
    </style:style>
    <style:style style:name="T5" style:family="text">
      <style:text-properties officeooo:rsid="001f5ba8"/>
    </style:style>
    <style:style style:name="T6" style:family="text">
      <style:text-properties officeooo:rsid="00203925"/>
    </style:style>
    <style:style style:name="T7" style:family="text">
      <style:text-properties fo:font-weight="normal" style:font-weight-asian="normal" style:font-weight-complex="normal"/>
    </style:style>
    <style:style style:name="T8" style:family="text">
      <style:text-properties fo:font-weight="normal" officeooo:rsid="0023a5ba" style:font-weight-asian="normal" style:font-weight-complex="normal"/>
    </style:style>
    <style:style style:name="T9" style:family="text">
      <style:text-properties fo:font-weight="normal" officeooo:rsid="002421c1" style:font-weight-asian="normal" style:font-weight-complex="normal"/>
    </style:style>
    <style:style style:name="T10" style:family="text">
      <style:text-properties fo:font-weight="normal" officeooo:rsid="00259461" style:font-weight-asian="normal" style:font-weight-complex="normal"/>
    </style:style>
    <style:style style:name="T11" style:family="text">
      <style:text-properties fo:font-weight="normal" officeooo:rsid="00295ad6" style:font-weight-asian="normal" style:font-weight-complex="normal"/>
    </style:style>
    <style:style style:name="T12" style:family="text">
      <style:text-properties fo:font-weight="normal" officeooo:rsid="002aa39d" style:font-weight-asian="normal" style:font-weight-complex="normal"/>
    </style:style>
    <style:style style:name="T13" style:family="text">
      <style:text-properties fo:font-weight="normal" officeooo:rsid="002bad3c" style:font-weight-asian="normal" style:font-weight-complex="normal"/>
    </style:style>
    <style:style style:name="T14" style:family="text">
      <style:text-properties officeooo:rsid="002421c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pin Thibaut</text:p>
      <text:p text:style-name="P1">Laurent Paxent</text:p>
      <text:p text:style-name="P1"/>
      <text:p text:style-name="P2">Projet Système d'Exploitation</text:p>
      <text:p text:style-name="P2"/>
      <text:p text:style-name="P3"/>
      <text:p text:style-name="P3"/>
      <text:list xml:id="list8570984230356553546" text:style-name="L1">
        <text:list-item>
          <text:p text:style-name="P15"><text:span text:style-name="T3">Description des structures :</text:span></text:p>
        </text:list-item>
      </text:list>
      <text:p text:style-name="P16"/>
      <text:list xml:id="list6582946740228080613" text:style-name="L3">
        <text:list-item>
          <text:p text:style-name="P6">instruction :</text:p>
          <text:p text:style-name="P6">Le structure instruction contient toutes les informations nécessaire au cryptage / décryptage d'un fichier a savoir le chemin du fichier , s'il s'agit de cryptage ou de décryptage et le décalage a effectuer.</text:p>
          <text:p text:style-name="P6"/>
        </text:list-item>
        <text:list-item>
          <text:p text:style-name="P6">Arg :</text:p>
          <text:p text:style-name="P6">La structure arg contient les instruction nécessaire a un thread afin qu'il effectue le décalage sur un mot : tout d'abord la chaîne de caractère contenant tout le fichier , les indices de début et de fin de modification et le décalage a effectuer.</text:p>
          <text:p text:style-name="P6"/>
        </text:list-item>
        <text:list-item>
          <text:p text:style-name="P17"><text:span text:style-name="T1">thread_elem :</text:span></text:p>
          <text:p text:style-name="P6">La structure thread_elem permet la mise en place d'une liste contenant les information nécessaire a <text:span text:style-name="T6">l’exécution</text:span> de tous les thread , elle contient donc la structure arg et un identificateur de thread.</text:p>
        </text:list-item>
      </text:list>
      <text:p text:style-name="P4"/>
      <text:p text:style-name="P4"/>
      <text:list xml:id="list175004637656078" text:continue-list="list8570984230356553546" text:style-name="L1">
        <text:list-item>
          <text:p text:style-name="P5"><text:span text:style-name="T2">Description de l'implémentation :</text:span></text:p>
        </text:list-item>
      </text:list>
      <text:p text:style-name="P8"><text:span text:style-name="T2"/></text:p>
      <text:list xml:id="list8800861766026836431" text:style-name="L4">
        <text:list-item>
          <text:p text:style-name="P9">1 : Récupération des demandes</text:p>
          <text:p text:style-name="P9">La première étape consiste a lire le fichier contenant les fichier a crypter / <text:span text:style-name="T14">décrypter</text:span> et <text:span text:style-name="T5">a les stocker dans un tableau de structures instruction (une par fichier)</text:span></text:p>
          <text:p text:style-name="P9"/>
        </text:list-item>
        <text:list-item>
          <text:p text:style-name="P10">2 : <text:span text:style-name="T6">Création des Processus chef-d'équipe</text:span></text:p>
          <text:p text:style-name="P11">Chaque processus créé possède une valeur différente pour la variable de la boucle servant a créer les processus , ce qui permet de facilement récupérer les informations contenues dans le tableau de structure instruction.</text:p>
          <text:p text:style-name="P11">Lors de la création des processus des pipes sont également créés pour permettre la communication entre les processus chef-d'équipe (envoi de donné) et le processus directeur (réception de donné).</text:p>
          <text:p text:style-name="P20"><text:span text:style-name="T7">Tout les pipes inutiles devront </text:span><text:span text:style-name="T9">être</text:span><text:span text:style-name="T7"> fermé par la suite.</text:span></text:p>
          <text:p text:style-name="P18"><text:span text:style-name="T7"/></text:p>
        </text:list-item>
        <text:list-item>
          <text:p text:style-name="P19"><text:span text:style-name="T8">3</text:span><text:span text:style-name="T7"> : Parcours des fichiers</text:span></text:p>
          <text:p text:style-name="P19"><text:span text:style-name="T7">Chaque processus chef-d'équipe va parcourir le fichier qui lui a été attribuer et en déterminer le nombre de caractères afin d'allouer une chaîne de caractère servant a stocker l'ensemble des caractères du fichier. </text:span><text:span text:style-name="T9">Un deuxième parcours permettra de remplir cette chaîne.</text:span></text:p>
          <text:p text:style-name="P19"><text:span text:style-name="T7"/></text:p>
        </text:list-item>
        <text:list-item>
          <text:p text:style-name="P21"><text:span text:style-name="T7">4 : Création des threads</text:span></text:p>
          <text:p text:style-name="P19"><text:span text:style-name="T7">Chaque processus chef-d'équipe va parcourir </text:span><text:span text:style-name="T9">sa chaîne de caractère et va déterminé les indices de début et de fin de chaque mot, qui seront stocké dans une structure arg, afin d'être transmis aux threads lors de leurs création.</text:span></text:p>
          <text:p text:style-name="P21"><text:span text:style-name="T7">Pour chaque thread créé, un nouvel élément est ajouté <text:s/>a la liste contenant les argument envoyé au thread et le tid du thread.</text:span></text:p>
        </text:list-item>
        <text:list-item>
          <text:p text:style-name="P21"><text:soft-page-break/><text:span text:style-name="T7">5 : </text:span><text:span text:style-name="T10">Modification de la </text:span><text:span text:style-name="T11">chaîne</text:span></text:p>
          <text:p text:style-name="P22"><text:span text:style-name="T7">Chaque thread va directement modifier la </text:span><text:span text:style-name="T11">chaîne</text:span><text:span text:style-name="T7"> qui lui a été passé en argument, mais seulement une petite portion unique a chaque thread, rendant ainsi inutile de mettre en place un </text:span><text:span text:style-name="T12">système</text:span><text:span text:style-name="T7"> de verrou ou de condition car il n'existe pas de section critique.</text:span></text:p>
        </text:list-item>
        <text:list-item>
          <text:p text:style-name="P23"><text:span text:style-name="T7">6 : Renvoi de la </text:span><text:span text:style-name="T13">chaîne</text:span></text:p>
          <text:p text:style-name="P23"><text:span text:style-name="T7">Une fois le </text:span><text:span text:style-name="T12">décalage</text:span><text:span text:style-name="T7"> effectué sur toute la </text:span><text:span text:style-name="T12">chaîne</text:span><text:span text:style-name="T7"> de caractère , celle ci est soit envoyé au processus directeur par le biais des pipes, soit </text:span><text:span text:style-name="T12">écrite</text:span><text:span text:style-name="T7"> dans une fichier texte.</text:span></text:p>
        </text:list-item>
      </text:list>
      <text:p text:style-name="P4"/>
      <text:p text:style-name="P4"/>
      <text:list xml:id="list175003764349950" text:continue-list="list175004637656078" text:style-name="L1">
        <text:list-item>
          <text:p text:style-name="P24"><text:span text:style-name="T2">Problèmesrencontré</text:span><text:span text:style-name="T4">s</text:span><text:span text:style-name="T2"> :</text:span></text:p>
        </text:list-item>
      </text:list>
      <text:p text:style-name="P25"/>
      <text:list xml:id="list2121239933250203443" text:style-name="L12">
        <text:list-item>
          <text:p text:style-name="P12">Comme le processus directeur va essayer de lire dans le pipe le reliant avec chacun des processus chef-d'équipe, il s'est retrouvé bloqué en lisant dans le pipe d'un processus chef-d'équipe cryptant un texte car la fonction read() est bloquante et que rien n'est ecrit dans le pipe.</text:p>
        </text:list-item>
      </text:list>
      <text:p text:style-name="P13"/>
      <text:p text:style-name="P13"/>
      <text:list xml:id="list175004753291006" text:continue-list="list175003764349950" text:style-name="L1">
        <text:list-item>
          <text:p text:style-name="P24"><text:span text:style-name="T2">Améliorations possible :</text:span></text:p>
        </text:list-item>
      </text:list>
      <text:p text:style-name="P25"><text:span text:style-name="T2"/></text:p>
      <text:list xml:id="list175857372509371486" text:style-name="L11">
        <text:list-item>
          <text:p text:style-name="P14">Afin d'allouer une chaîne de caractère a la bonne taille chaque fichier est parcouru deux fois, ce qui est un problème.</text:p>
        </text:list-item>
      </text:list>
      <text:p text:style-name="P7"><text:tab/></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30T13:41:52.590478014</meta:creation-date>
    <dc:date>2017-04-30T17:50:03.286129445</dc:date>
    <meta:editing-duration>PT4H6M54S</meta:editing-duration>
    <meta:editing-cycles>15</meta:editing-cycles>
    <meta:generator>LibreOffice/4.2.8.2$Linux_X86_64 LibreOffice_project/420m0$Build-2</meta:generator>
    <meta:document-statistic meta:table-count="0" meta:image-count="0" meta:object-count="0" meta:page-count="2" meta:paragraph-count="36" meta:word-count="546" meta:character-count="3144" meta:non-whitespace-character-count="2658"/>
  </office:meta>
</office:document-meta>
</file>